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C20000031D621E45CF962DDC59.png" manifest:media-type="image/png"/>
  <manifest:file-entry manifest:full-path="Pictures/100000010000037F00000105FCC5DA5EF701342A.png" manifest:media-type="image/png"/>
  <manifest:file-entry manifest:full-path="Pictures/10000001000001A0000001D730C16F88206446BC.png" manifest:media-type="image/png"/>
  <manifest:file-entry manifest:full-path="Pictures/100000010000037F000001051F0A3804DFB57830.png" manifest:media-type="image/png"/>
  <manifest:file-entry manifest:full-path="Pictures/100000010000037F00000105F91B5F0FAA176FF4.png" manifest:media-type="image/png"/>
  <manifest:file-entry manifest:full-path="Pictures/100000010000018F000001C9C6EA91A8A91D1231.png" manifest:media-type="image/png"/>
  <manifest:file-entry manifest:full-path="Pictures/10000001000001E00000010E692FDD0F76479BB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x="1.304cm" svg:y="0.312cm" svg:width="12.7cm" svg:height="7.144cm" draw:z-index="0"><draw:image xlink:href="Pictures/10000001000001E00000010E692FDD0F76479BB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2" text:anchor-type="char" svg:x="2.641cm" svg:y="0.328cm" svg:width="10.557cm" svg:height="12.091cm" draw:z-index="1"><draw:image xlink:href="Pictures/100000010000018F000001C9C6EA91A8A91D123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3" text:anchor-type="char" svg:x="3.328cm" svg:y="0.342cm" svg:width="11.007cm" svg:height="12.462cm" draw:z-index="2"><draw:image xlink:href="Pictures/10000001000001A0000001D730C16F88206446BC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char" svg:width="17cm" svg:height="4.957cm" draw:z-index="3"><draw:image xlink:href="Pictures/100000010000037F00000105F91B5F0FAA176FF4.png" xlink:type="simple" xlink:show="embed" xlink:actuate="onLoad" draw:mime-type="image/png"/></draw:frame></text:p>
      <text:p text:style-name="Standard"><draw:frame draw:style-name="fr1" draw:name="Image5" text:anchor-type="char" svg:width="17cm" svg:height="4.957cm" draw:z-index="4"><draw:image xlink:href="Pictures/100000010000037F000001051F0A3804DFB57830.png" xlink:type="simple" xlink:show="embed" xlink:actuate="onLoad" draw:mime-type="image/png"/></draw:frame></text:p>
      <text:p text:style-name="Standard"><text:soft-page-break/></text:p>
      <text:p text:style-name="Standard"/>
      <text:p text:style-name="Standard"/>
      <text:p text:style-name="Standard"><draw:frame draw:style-name="fr2" draw:name="Image6" text:anchor-type="char" svg:x="0.185cm" svg:y="0.011cm" svg:width="17cm" svg:height="4.957cm" draw:z-index="5"><draw:image xlink:href="Pictures/100000010000037F00000105FCC5DA5EF701342A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Image7" text:anchor-type="char" svg:width="17cm" svg:height="14.083cm" draw:z-index="6"><draw:image xlink:href="Pictures/10000001000003C20000031D621E45CF962DDC5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09:46:54.813077037</meta:creation-date>
    <dc:date>2023-09-20T10:18:14.880007277</dc:date>
    <meta:editing-duration>PT18M11S</meta:editing-duration>
    <meta:editing-cycles>7</meta:editing-cycles>
    <meta:generator>LibreOffice/7.3.7.2$Linux_X86_64 LibreOffice_project/30$Build-2</meta:generator>
    <meta:document-statistic meta:table-count="0" meta:image-count="7" meta:object-count="0" meta:page-count="4" meta:paragraph-count="0" meta:word-count="0" meta:character-count="0" meta:non-whitespace-character-count="0"/>
  </office:meta>
</office:document-meta>
</file>